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10276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 text:c="2"/>מופת- היכל התרבות.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רוטשילד 60 פינת ז'בוטינסקי 49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5"/>9687049, 0502724981 <text:s text:c="138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צחי בכר, רמי בז'ה. <text:s text:c="4"/>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2"/></text:span><text:span text:style-name="T3">מתג חשמל חיצוני, מחוץ למבנה בכניסה ל"גוטה" על הקיר הסמוך לכניסה למופת. <text:s text:c="7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. בגג המבנה, מזין מערכת מפוחים לשחרור חום ועשן במבנה.</text:span></text:p>
      <text:p text:style-name="P1"><text:span text:style-name="T1">מיקום ברזי כיבוי עיקריים "3</text:span><text:span text:style-name="T4"> <text:s text:c="2"/>בכניסה ראשית לעסק ובדרך גישה לרחבת כיבוי אש צפונית. <text:s text:c="96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רמי בז'ה </text:p>
          </table:table-cell>
          <table:table-cell table:style-name="Table2.A1" office:value-type="string">
            <text:p text:style-name="P13">מנהל אולם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2230501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אילנית בז'ה</text:p>
          </table:table-cell>
          <table:table-cell table:style-name="Table2.A1" office:value-type="string">
            <text:p text:style-name="P13">מנהלת פרסום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2725124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צחי בכר</text:p>
          </table:table-cell>
          <table:table-cell table:style-name="Table2.A1" office:value-type="string">
            <text:p text:style-name="P13">מנהל לטגיסטי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2724981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לוחות חשמל- מרתף חדרי שחקנים, ובבמת אולם מופעים.</text:p>
          </table:table-cell>
        </table:table-row>
        <table:table-row table:style-name="Table3.1">
          <table:table-cell table:style-name="Table3.A1" office:value-type="string">
            <text:p text:style-name="P13">במת מופעים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"><text:span text:style-name="T4"><text:s text:c="157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גנרטור גיבוי למפוחים- שחרור עשן</text:p>
          </table:table-cell>
        </table:table-row>
        <table:table-row table:style-name="Table5.1">
          <table:table-cell table:style-name="Table5.A1" office:value-type="string">
            <text:p text:style-name="P13">משטח הבמה חלונות אוט' לשחרור עשן ומפוחים בחלל האולם</text:p>
          </table:table-cell>
        </table:table-row>
        <table:table-row table:style-name="Table5.1">
          <table:table-cell table:style-name="Table5.A1" office:value-type="string">
            <text:p text:style-name="P13">מסך מים בבמה מפריד בין הבמה למושבים, מע' ספרינקלרים במרתף.</text:p>
          </table:table-cell>
        </table:table-row>
        <table:table-row table:style-name="Table5.1">
          <table:table-cell table:style-name="Table5.A1" office:value-type="string">
            <text:p text:style-name="P13">מגוף ראשי למע' ספרינקלרים חיצוני על הקיר סמוך לרחבת כיבוי</text:p>
          </table:table-cell>
        </table:table-row>
        <table:table-row table:style-name="Table5.1">
          <table:table-cell table:style-name="Table5.A1" office:value-type="string">
            <text:p text:style-name="P13">מרתף משמש חדרי שחקים ומקלט.</text:p>
          </table:table-cell>
        </table:table-row>
        <table:table-row table:style-name="Table5.1">
          <table:table-cell table:style-name="Table5.A1" office:value-type="string">
            <text:p text:style-name="P13">כל שטחי המבנה מוגנים במערכת גילוי אש ועשן.</text:p>
          </table:table-cell>
        </table:table-row>
        <table:table-row table:style-name="Table5.1">
          <table:table-cell table:style-name="Table5.A1" office:value-type="string">
            <text:p text:style-name="P13">בכניסה ראשית למבנה- רכזת גילוי אש, כריזה, מדומם גנרטור, ומתג שליטה במפוחים.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0:48:00</meta:creation-date>
    <dc:creator>אתי מנצור</dc:creator>
    <dc:date>2013-08-12T00:48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9" meta:word-count="259" meta:character-count="1987"/>
    <meta:generator>OpenOffice/4.0.1$Win32 OpenOffice.org_project/401m5$Build-9714</meta:generator>
  </office:meta>
</office:document-meta>
</file>